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P11" style:family="paragraph" style:parent-style-name="Standard">
      <style:paragraph-properties fo:margin-left="0in" fo:margin-right="-0.2957in" fo:text-indent="0in" style:auto-text-indent="false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8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518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רח' <text:s/>השייטת 4 ראשון לציון. <text:s/>"שער הים"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5"/>
      <text:p text:style-name="Standard"><text:span text:style-name="T4">מיקום מפסק זרם ראשי</text:span><text:span text:style-name="T1"> <text:s/>פאנל כבאים מפלס כניסה ראשית. <text:s text:c="24"/></text:span></text:p>
      <text:p text:style-name="Standard"><text:span text:style-name="T1"><text:s text:c="155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</text:span><text:span text:style-name="T1">: חסר</text:span></text:p>
      <text:p text:style-name="P4"/>
      <text:p text:style-name="P11"><text:span text:style-name="T4">מיקום ברזי כיבוי עיקריים "3</text:span><text:span text:style-name="T1"> <text:s/>רחבת היערכות מזרחית, <text:s text:c="2"/>גמל מים חזית דרומית,</text:span><text:bookmark text:name="_GoBack"/><text:span text:style-name="T1"> <text:s text:c="2"/>הידרנט צד מערב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גז גפ"מ - <text:s/>צובר משותף נמצא בחצר מערבית של בניין 7 , ברז גז ראשי לבניין כולל ניקוז נמצא בחצר המערבית <text:s/>של הבניין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קיים חניון תת קרקעי + מחסנים קומת מרתף 1- 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מערבית של מגדל 7 1000 גלון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חדר גנרטור מגדל 7</text:span></text:p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4">גנרטור חירום נמצא בקומת מרתף 1- <text:s/>של מגדל 7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ראשי ספרינקלרים חדר משאבות נמצא בחניון משותף בקומת מרתף 1- מגדל 7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קומתי נמצא בארון כיבוי קומת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נמצא בקומת קרקע אגף צפוני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קיים פיר אשפה (שוט) לאורך הקומות עד לדחסן בקומת הקרקע</text:span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4</meta:editing-cycles>
    <meta:print-date>2014-05-08T11:25:00</meta:print-date>
    <meta:creation-date>2014-05-08T11:38:00</meta:creation-date>
    <dc:date>2014-05-08T11:50:00</dc:date>
    <meta:editing-duration>PT13S</meta:editing-duration>
    <meta:generator>OpenOffice/4.0.1$Win32 OpenOffice.org_project/401m5$Build-9714</meta:generator>
    <meta:document-statistic meta:table-count="6" meta:image-count="0" meta:object-count="0" meta:page-count="2" meta:paragraph-count="58" meta:word-count="239" meta:character-count="20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